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1">In the last week: <text:span text:style-name="T1">18 miles</text:span></text:p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21T21:18:25.91</dc:date>
    <dc:creator>James  Lombardi</dc:creator>
    <meta:editing-duration>PT3H14M47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7" meta:paragraph-count="172" meta:word-count="1933" meta:character-count="9549"/>
  </office:meta>
</office:document-meta>
</file>